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6.5625in" style:page-number="auto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1.5in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break-before="page"/>
    </style:style>
    <style:style style:name="P2" style:family="paragraph" style:parent-style-name="Title">
      <style:text-properties officeooo:rsid="000b2660" officeooo:paragraph-rsid="000b2660"/>
    </style:style>
    <style:style style:name="P3" style:family="paragraph" style:parent-style-name="Standard">
      <style:text-properties officeooo:rsid="000b2660" officeooo:paragraph-rsid="000b2660"/>
    </style:style>
    <style:style style:name="P4" style:family="paragraph" style:parent-style-name="Standard">
      <style:paragraph-properties fo:line-height="150%"/>
      <style:text-properties officeooo:rsid="000b2660" officeooo:paragraph-rsid="000b2660"/>
    </style:style>
    <style:style style:name="P5" style:family="paragraph" style:parent-style-name="Standard" style:list-style-name="L1">
      <style:paragraph-properties fo:line-height="150%"/>
      <style:text-properties officeooo:rsid="000b2660" officeooo:paragraph-rsid="000b2660"/>
    </style:style>
    <style:style style:name="P6" style:family="paragraph" style:parent-style-name="Standard" style:list-style-name="L2">
      <style:paragraph-properties fo:line-height="150%"/>
      <style:text-properties officeooo:rsid="000b727d" officeooo:paragraph-rsid="000b727d"/>
    </style:style>
    <style:style style:name="P7" style:family="paragraph" style:parent-style-name="Standard" style:list-style-name="L3">
      <style:paragraph-properties fo:line-height="150%"/>
      <style:text-properties officeooo:rsid="000b727d" officeooo:paragraph-rsid="000b727d"/>
    </style:style>
    <style:style style:name="P8" style:family="paragraph" style:parent-style-name="Standard" style:list-style-name="L3">
      <style:paragraph-properties fo:line-height="150%"/>
      <style:text-properties officeooo:rsid="000d1e69" officeooo:paragraph-rsid="000d1e69"/>
    </style:style>
    <style:style style:name="P9" style:family="paragraph" style:parent-style-name="Standard">
      <style:paragraph-properties fo:line-height="150%"/>
      <style:text-properties officeooo:rsid="000d1e69" officeooo:paragraph-rsid="000d1e69"/>
    </style:style>
    <style:style style:name="P10" style:family="paragraph" style:parent-style-name="Standard" style:list-style-name="L1">
      <style:paragraph-properties fo:line-height="150%"/>
      <style:text-properties officeooo:rsid="000d1e69" officeooo:paragraph-rsid="000d1e69"/>
    </style:style>
    <style:style style:name="P11" style:family="paragraph" style:parent-style-name="Standard" style:list-style-name="L2">
      <style:paragraph-properties fo:line-height="150%"/>
      <style:text-properties officeooo:rsid="000d91c7" officeooo:paragraph-rsid="000d91c7"/>
    </style:style>
    <style:style style:name="P12" style:family="paragraph" style:parent-style-name="Standard">
      <style:paragraph-properties fo:line-height="150%"/>
      <style:text-properties officeooo:rsid="000d91c7" officeooo:paragraph-rsid="000d91c7"/>
    </style:style>
    <style:style style:name="P13" style:family="paragraph" style:parent-style-name="Standard">
      <style:paragraph-properties fo:line-height="150%"/>
      <style:text-properties fo:font-weight="bold" officeooo:rsid="000b727d" officeooo:paragraph-rsid="000b727d" style:font-weight-asian="bold" style:font-weight-complex="bold"/>
    </style:style>
    <style:style style:name="P14" style:family="paragraph" style:parent-style-name="Table_20_Contents">
      <style:text-properties officeooo:rsid="000b2660" officeooo:paragraph-rsid="000b2660"/>
    </style:style>
    <style:style style:name="P15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officeooo:rsid="000b2660" officeooo:paragraph-rsid="000b2660"/>
    </style:style>
    <style:style style:name="P16" style:family="paragraph" style:parent-style-name="Table_20_Contents">
      <style:text-properties officeooo:rsid="000b727d" officeooo:paragraph-rsid="000b727d"/>
    </style:style>
    <style:style style:name="P1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</style:style>
    <style:style style:name="P18" style:family="paragraph" style:parent-style-name="Table_20_Contents">
      <style:text-properties officeooo:rsid="000d91c7" officeooo:paragraph-rsid="000d91c7"/>
    </style:style>
    <style:style style:name="T1" style:family="text">
      <style:text-properties officeooo:rsid="000b727d"/>
    </style:style>
    <style:style style:name="T2" style:family="text">
      <style:text-properties officeooo:rsid="000d1e69"/>
    </style:style>
    <style:style style:name="T3" style:family="text">
      <style:text-properties officeooo:rsid="000d91c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bot Chair Races</text:p>
      <text:p text:style-name="P3"/>
      <text:p text:style-name="P4">Build a robot that can be <text:span text:style-name="T3">raced around a chair</text:span>. You can start with a pre-designed car or you can build your own design. <text:span text:style-name="T2">Base design can be embellished as desired (</text:span><text:span text:style-name="T3">eyes, hats, tails, arms</text:span><text:span text:style-name="T2">, dances, sounds, </text:span><text:span text:style-name="T3">etc.</text:span><text:span text:style-name="T2">). </text:span></text:p>
      <text:p text:style-name="P4"/>
      <text:p text:style-name="P9">Base designs that work are:</text:p>
      <text:list xml:id="list1860855081" text:style-name="L1">
        <text:list-item>
          <text:p text:style-name="P10">Artic Ride (part of the Great Adventures unit)</text:p>
        </text:list-item>
        <text:list-item>
          <text:p text:style-name="P10">Taxi Taxi (part of the Happy Traveler unit) </text:p>
        </text:list-item>
        <text:list-item>
          <text:p text:style-name="P10">Big Little Helper (part of the Quirky Creations unit) </text:p>
          <text:p text:style-name="P5"/>
        </text:list-item>
      </text:list>
      <text:p text:style-name="P4">The robot should be able go around <text:span text:style-name="T1">all four legs </text:span>a chair.</text:p>
      <text:list xml:id="list1381918003" text:style-name="L2">
        <text:list-item>
          <text:p text:style-name="P6">A circle pattern around the chair gets 1 point.</text:p>
        </text:list-item>
        <text:list-item>
          <text:p text:style-name="P11">A square pattern around the chair gets 2 points.</text:p>
        </text:list-item>
        <text:list-item>
          <text:p text:style-name="P6">A figure-8 pattern which circles two legs and then circles the other two legs is worth 2 points.</text:p>
        </text:list-item>
        <text:list-item>
          <text:p text:style-name="P6">A cloverleaf which circles each leg is worth 4 points</text:p>
        </text:list-item>
        <text:list-item>
          <text:p text:style-name="P6">A clean stop within 4 inches of the starting point <text:span text:style-name="T2">and with all of the starting parts </text:span>is worth 1 point.</text:p>
        </text:list-item>
      </text:list>
      <text:p text:style-name="P12">Build and test your robot before asking for a timed run. Make sure the robot can complete the course without running into the chair.</text:p>
      <text:p text:style-name="P12"/>
      <text:p text:style-name="P13">Rules</text:p>
      <text:list xml:id="list3039241404" text:style-name="L3">
        <text:list-item>
          <text:p text:style-name="P7">Robot can start anywhere, but it must be “outside” the chair legs. <text:span text:style-name="T3">(Start line is marked with two orange cones.)</text:span></text:p>
        </text:list-item>
        <text:list-item>
          <text:p text:style-name="P7">Robot cannot be touched during its run or all points are lost.</text:p>
        </text:list-item>
        <text:list-item>
          <text:p text:style-name="P7">Program can have only a single start.</text:p>
        </text:list-item>
        <text:list-item>
          <text:p text:style-name="P8">Creative points are awarded only to robots <text:span text:style-name="T3">that move under program control</text:span>.</text:p>
        </text:list-item>
        <text:list-item>
          <text:p text:style-name="P8">Time is from the starting point to crossing the same line.</text:p>
        </text:list-item>
        <text:list-item>
          <text:p text:style-name="P8">Victory dances do not count toward the time, but may effect a clean stop.</text:p>
        </text:list-item>
      </text:list>
      <text:p text:style-name="P1">Scoring Sheet</text:p>
      <text:p text:style-name="P3">Contestant:</text:p>
      <text:p text:style-name="P3"/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Run 1</text:p>
          </table:table-cell>
          <table:table-cell table:style-name="Table1.A1" office:value-type="string">
            <text:p text:style-name="P15">Run 2</text:p>
          </table:table-cell>
          <table:table-cell table:style-name="Table1.D1" office:value-type="string">
            <text:p text:style-name="P15">Run 3</text:p>
          </table:table-cell>
        </table:table-row>
        <table:table-row>
          <table:table-cell table:style-name="Table1.A2" office:value-type="string">
            <text:p text:style-name="P14">Time around chair</text:p>
            <text:p text:style-name="P16">(Smaller times are better)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4">Clean stop<text:line-break/>(1 point)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4"><text:span text:style-name="T3">C</text:span>ircle<text:line-break/>(1 point)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Tight Square</text:p>
            <text:p text:style-name="P18">(2 points)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4">Figure 8<text:line-break/>(<text:span text:style-name="T3">4</text:span> points)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4">Cloverleaf <text:line-break/>(<text:span text:style-name="T3">6</text:span> points)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4">Creativity and style <text:line-break/>(up to 2 points)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4">Total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</table:table>
      <text:p text:style-name="P3"/>
      <text:p text:style-name="P2">Notes and Com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08:32:08.263253071</meta:creation-date>
    <dc:date>2023-02-21T09:14:39.751302374</dc:date>
    <meta:editing-duration>PT10S</meta:editing-duration>
    <meta:editing-cycles>1</meta:editing-cycles>
    <meta:document-statistic meta:table-count="1" meta:image-count="0" meta:object-count="0" meta:page-count="2" meta:paragraph-count="37" meta:word-count="311" meta:character-count="1614" meta:non-whitespace-character-count="1349"/>
    <meta:generator>LibreOffice/7.3.6.2$Linux_X86_64 LibreOffice_project/30$Build-2</meta:generator>
  </office:meta>
</office:document-meta>
</file>